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Standard"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63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Внешняя <text:span text:style-name="T1">DLL</text:span>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1">C</text:span><text:span text:style-name="T2">и</text:span> <text:span text:style-name="T1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1" draw:name="Графический объект2" text:anchor-type="as-char" svg:width="2.619cm" svg:height="1.769cm" draw:z-index="1"><draw:image xlink:href="../images/3063s.png" xlink:type="simple" xlink:show="embed" xlink:actuate="onLoad"/></draw:frame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<text:span text:style-name="T2">является инструментом для подключения к расчетной схеме ранее скомпилированной библиотеки. При этом достигается существенный прирост скорости расчета, а также возможность по одному и тому же алгоритму обсчитывать несколько типовых объектов. Кроме этого, блок позволяет вести расчет в несколько потоков.</text:span></text:p>
            <text:p text:style-name="P2"><text:span text:style-name="T3">Свойства</text:span>:</text:p>
            <text:list xml:id="list1551570921578868486" text:style-name="L1">
              <text:list-item>
                <text:p text:style-name="P7">Количество портов — количество входных сигналов в расчетную схему (в DLL).</text:p>
              </text:list-item>
              <text:list-item>
                <text:p text:style-name="P7"><text:span text:style-name="T2">Массив размерностей выходов — массив, в котором указываются размерности выходов из </text:span><text:span text:style-name="T1">DLL.</text:span></text:p>
              </text:list-item>
              <text:list-item>
                <text:p text:style-name="P7"><text:span text:style-name="T2">Имена загружаемых </text:span><text:span text:style-name="T1">DLL</text:span><text:span text:style-name="T2"> — имена предварительно скомпилированных </text:span><text:span text:style-name="T1">DLL, </text:span><text:span text:style-name="T2">которые загружаются в схему. Указывается одна </text:span><text:span text:style-name="T1">DLL </text:span><text:span text:style-name="T2">или через точку с запятой несколько </text:span><text:span text:style-name="T1">DLL.</text:span></text:p>
              </text:list-item>
              <text:list-item>
                <text:p text:style-name="P7"><text:span text:style-name="T2">Имена оборудования — имена оборудования (компонентов), которые подставляются в входы/выходы схемы </text:span><text:span text:style-name="T1">DLL. </text:span><text:span text:style-name="T2">Одна </text:span><text:span text:style-name="T1">DLL </text:span><text:span text:style-name="T2">позволяет обсчитывать много объектов. Имена указываются через точку с запятой.</text:span></text:p>
              </text:list-item>
              <text:list-item>
                <text:p text:style-name="P7"><text:span text:style-name="T2">Имена файлов проектов для отладки — имена файлов проектов, соответствующих загружаемым </text:span><text:span text:style-name="T1">DLL, </text:span><text:span text:style-name="T2">используются для отладки (в процессе расчета) схем, заложенных в </text:span><text:span text:style-name="T1">DLL</text:span><text:span text:style-name="T2">.</text:span></text:p>
              </text:list-item>
              <text:list-item>
                <text:p text:style-name="P7">Создавать по умолчанию не существующие переменные — создавать переменные в базе данных, которых не существует, для расчитываемого оборудования (компонентов).</text:p>
              </text:list-item>
              <text:list-item>
                <text:p text:style-name="P7"><text:span text:style-name="T2">Количество потоков — количество потоков, в которых будут обсчитываться объекты (компотненты) по данной </text:span><text:span text:style-name="T1">DLL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яя DLL</dc:title>
    <dc:date>2014-12-09T16:29:00.44</dc:date>
    <meta:generator>OpenOffice/4.1.1$Win32 OpenOffice.org_project/411m6$Build-9775</meta:generator>
    <meta:editing-duration>PT3H33M22S</meta:editing-duration>
    <meta:editing-cycles>79</meta:editing-cycles>
    <meta:document-statistic meta:table-count="1" meta:image-count="2" meta:object-count="0" meta:page-count="1" meta:paragraph-count="15" meta:word-count="183" meta:character-count="1307"/>
  </office:meta>
</office:document-meta>
</file>